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textarea-vertical-align="top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32pt" fo:font-weight="normal" style:font-size-asian="28pt" style:font-size-complex="32pt"/>
    </style:style>
    <style:style style:name="P5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28pt" fo:font-weight="bold" style:font-size-asian="32pt" style:font-weight-asian="normal"/>
    </style:style>
    <style:style style:name="P7" style:family="paragraph">
      <style:text-properties fo:font-size="22pt" fo:font-weight="normal" style:font-size-asian="28pt" style:font-size-complex="32pt"/>
    </style:style>
    <style:style style:name="P8" style:family="paragraph">
      <style:text-properties fo:font-size="26pt" fo:font-weight="normal" style:font-size-asian="28pt" style:font-size-complex="32pt"/>
    </style:style>
    <style:style style:name="T1" style:family="text">
      <style:text-properties fo:font-size="28pt" style:font-size-asian="28pt" style:font-size-complex="32pt"/>
    </style:style>
    <style:style style:name="T2" style:family="text">
      <style:text-properties fo:font-size="32pt" fo:font-weight="normal" style:font-size-asian="28pt" style:font-size-complex="32pt"/>
    </style:style>
    <style:style style:name="T3" style:family="text">
      <style:text-properties fo:font-size="24pt" fo:font-weight="normal" style:font-size-asian="28pt" style:font-size-complex="32pt"/>
    </style:style>
    <style:style style:name="T4" style:family="text">
      <style:text-properties fo:font-weight="normal"/>
    </style:style>
    <style:style style:name="T5" style:family="text">
      <style:text-properties fo:font-size="32pt" fo:font-weight="normal" style:font-size-asian="20pt" style:font-size-complex="20pt"/>
    </style:style>
    <style:style style:name="T6" style:family="text">
      <style:text-properties fo:font-size="32pt" style:font-size-asian="20pt" style:font-size-complex="20pt"/>
    </style:style>
    <style:style style:name="T7" style:family="text">
      <style:text-properties fo:font-size="26pt" fo:font-weight="normal" style:font-size-asian="28pt" style:font-size-complex="32pt"/>
    </style:style>
    <style:style style:name="T8" style:family="text">
      <style:text-properties fo:font-size="32pt" fo:font-weight="bold" style:font-size-asian="28pt" style:font-size-complex="32pt"/>
    </style:style>
    <style:style style:name="T9" style:family="text">
      <style:text-properties fo:font-size="28pt" fo:font-weight="bold" style:font-size-asian="32pt" style:font-weight-asian="normal"/>
    </style:style>
    <style:style style:name="T10" style:family="text">
      <style:text-properties style:text-position="super 58%" fo:font-size="28pt" fo:font-weight="bold" style:font-size-asian="32pt" style:font-weight-asian="normal"/>
    </style:style>
    <style:style style:name="T11" style:family="text">
      <style:text-properties style:text-position="super 58%" fo:font-size="32pt" fo:font-weight="normal" style:font-size-asian="28pt" style:font-size-complex="32pt"/>
    </style:style>
    <style:style style:name="T12" style:family="text">
      <style:text-properties fo:font-size="22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Where it all started</text:p>
          </draw:text-box>
        </draw:frame>
        <draw:frame presentation:style-name="pr2" draw:text-style-name="P2" draw:layer="layout" svg:width="26cm" svg:height="14cm" svg:x="1cm" svg:y="5.744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pan text:style-name="T1">1950s-lot of jobs were created due to industial revolution</text:span></text:p>
              </text:list-item>
              <text:list-item>
                <text:p text:style-name="P1"><text:span text:style-name="T1">Gaps were filled by immigrants</text:span></text:p>
              </text:list-item>
              <text:list-item>
                <text:p text:style-name="P1"><text:span text:style-name="T1">For the first time ever,a multiethnic pattern was created</text:span></text:p>
              </text:list-item>
              <text:list-item>
                <text:p text:style-name="P1"><text:span text:style-name="T1">If you focus only on Britain,it had the largest group of immigrants from South Asia(mainly North India,Pakistan and Bangladesh)</text:span></text:p>
              </text:list-item>
              <text:list-item>
                <text:p text:style-name="P1"><text:span text:style-name="T1">Many of these South Asians came with a university education through the medium of Englis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oblems start</text:p>
          </draw:text-box>
        </draw:frame>
        <draw:frame presentation:style-name="midnightblue-outline1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The British authorities weren’t sure of the quality of education they’ve recieved.</text:span></text:p>
              </text:list-item>
              <text:list-item>
                <text:p><text:span text:style-name="T2">This is the reason why even the educated were confined low status jobs.</text:span></text:p>
              </text:list-item>
              <text:list-item>
                <text:p><text:span text:style-name="T2">Lot of interethnic conflict-main reason is due to unequal distribution of power.Other reasons include linguistic and cultural differences</text:span></text:p>
              </text:list-item>
            </text:list>
          </draw:text-box>
        </draw:frame>
        <draw:frame draw:style-name="gr2" draw:text-style-name="P5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Problems continue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2">Differences in language background and the use of English is the main reason why South Asians are dicriminated.</text:span></text:p>
              </text:list-item>
              <text:list-item>
                <text:p><text:span text:style-name="T2">This is just not due to lack of lexical or grammatical skill in English but also due ‘shared knowledge’(we will talk about this later)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these problems?</text:p>
          </draw:text-box>
        </draw:frame>
        <draw:frame presentation:style-name="pr6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Lets categorize the jobs taken (usually) by South Asians</text:span></text:p>
              </text:list-item>
              <text:list-item>
                <text:p><text:span text:style-name="T3">(a) Semi-automated industries.eg: food processing.</text:span></text:p>
              </text:list-item>
              <text:list-item>
                <text:p><text:span text:style-name="T3">(b) traditonal markets which were deskilled.eg: textiles,foundries.</text:span></text:p>
              </text:list-item>
              <text:list-item>
                <text:p><text:span text:style-name="T3">(c) service industries with labour shortage.eg: transport,hospital.</text:span></text:p>
              </text:list-item>
              <text:list-item>
                <text:p><text:span text:style-name="T3">(d) routine administrative jobs in nationalized service industries</text:span></text:p>
              </text:list-item>
              <text:list-item>
                <text:p><text:span text:style-name="T3">(e) low status jobs in medicine and in education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Why these problems?-Continuation</text:p>
          </draw:text-box>
        </draw:frame>
        <draw:frame presentation:style-name="pr6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oduction of formal tests to test competence in English.</text:span></text:p>
              </text:list-item>
              <text:list-item>
                <text:p><text:span text:style-name="T2">Through common conventions people treat each other as a social group.This helps them to acquire knowledge(shared) and further reinforces the social group and sharedness.</text:span></text:p>
              </text:list-item>
              <text:list-item>
                <text:p><text:span text:style-name="T2">Small linguistic differences between the Whites and South Asians are assumed to be broad cultural differences relating to attitude and behaviou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these problems?-Examp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pan text:style-name="T4">Supervisor: Can you speak English</text:span></text:p>
                <text:p><text:span text:style-name="T4">Applicant : <text:s/>No(ironically)</text:span></text:p>
                <text:p><text:span text:style-name="T4">Supervisor: (addressing the observer) </text:span><text:span text:style-name="T5">Oh,you see,he can’t speak English.</text:span></text:p>
                <text:p><text:span text:style-name="T5">Applicant : If I can’t speak English, what am I speaking to you now? </text:span><text:span text:style-name="T6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hy these problems?-Continuation 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7">The following are the problems cited by the White employers about the South Asian workers:</text:span></text:p>
              </text:list-header>
              <text:list-item>
                <text:p><text:span text:style-name="T7">Never sure an instruction has been fully understood</text:span></text:p>
              </text:list-item>
              <text:list-item>
                <text:p><text:span text:style-name="T7">Difficulties in explaining about quality,breakdowns and faults</text:span></text:p>
              </text:list-item>
              <text:list-item>
                <text:p><text:span text:style-name="T7">Difficulties in obtaining explanations in relation to personal problems</text:span></text:p>
              </text:list-item>
              <text:list-item>
                <text:p><text:span text:style-name="T7">Uncertain about how far responsibilities regarding health and safety legislation can be fulfilled with workers who have limited Englis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<text:s/>How to get of this negitive loop?</text:p>
          </draw:text-box>
        </draw:frame>
        <draw:frame presentation:style-name="pr6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Process of getting out of this includes language acquisition and </text:span><text:span text:style-name="T8">language socialization</text:span></text:p>
              </text:list-item>
              <text:list-item>
                <text:p><text:span text:style-name="T2">Language socialization is learning not only the grammar and vocabulary but also the speaking practices followed in social contex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text-style-name="P6" draw:layer="layout" svg:width="26cm" svg:height="2.663cm" svg:x="1cm" svg:y="0.837cm" presentation:class="title" presentation:user-transformed="true">
          <draw:text-box>
            <text:p><text:span text:style-name="T9">Acquiring 1</text:span><text:span text:style-name="T10">st</text:span><text:span text:style-name="T9"> language vs Acquiring 2</text:span><text:span text:style-name="T10">nd </text:span><text:span text:style-name="T9">language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2</text:span><text:span text:style-name="T11">nd</text:span><text:span text:style-name="T2"> language acquisition: involves learning only that grammar and vocabulary.</text:span></text:p>
              </text:list-item>
              <text:list-item>
                <text:p><text:span text:style-name="T2">1</text:span><text:span text:style-name="T11">st</text:span><text:span text:style-name="T2"> language acquisition: involves learning to be socialized into the particular culture in which they’re brought up apart from what they learn when acquring a language other than their 1</text:span><text:span text:style-name="T11">st</text:span><text:span text:style-name="T2">.</text:span></text:p>
              </text:list-item>
              <text:list-item>
                <text:p><text:span text:style-name="T2">This way of learning a 2</text:span><text:span text:style-name="T11">nd</text:span><text:span text:style-name="T2"> language has to change. 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oposed Solu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This needs creating a social context on which both sides can interpret and evaluate an interaction with the appreciation of others goals and conventions.</text:span></text:p>
              </text:list-item>
              <text:list-item>
                <text:p><text:span text:style-name="T2">It is important for the trainers to gain the individuals’ commitment to help with data collection and analysing it.</text:span></text:p>
              </text:list-item>
              <text:list-item>
                <text:p><text:span text:style-name="T2">Trainers examine interethnic communication for differences in goals and find how these awkward situations are crea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Job Interview-Example of Proposed <text:s text:c="2"/>Solution</text:p>
          </draw:text-box>
        </draw:frame>
        <draw:frame presentation:style-name="pr6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Candidate’s Application Form</text:span></text:p>
                <text:p><text:span text:style-name="T12">(i) Education and previous employment</text:span></text:p>
                <text:p><text:span text:style-name="T12">(ii) Libranian Course</text:span></text:p>
                <text:p><text:span text:style-name="T12">(iii) Present Job</text:span></text:p>
              </text:list-item>
              <text:list-item>
                <text:p><text:span text:style-name="T12">Professional questions</text:span></text:p>
                <text:p><text:span text:style-name="T12">(i) Candidate’s views on professional course</text:span></text:p>
                <text:p><text:span text:style-name="T12">(ii) Experience in present job relevant to this application</text:span></text:p>
                <text:p><text:span text:style-name="T12">(iii) Special professional interest in this point</text:span></text:p>
              </text:list-item>
              <text:list-item>
                <text:p><text:span text:style-name="T12">Practical details</text:span></text:p>
                <text:p><text:span text:style-name="T12">not important for this stud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Example continua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7">Interviewer: One last question,Mr Sandhu,why’re you applying for this particular type of job in a college-a librarian’s job in a college?</text:span></text:p>
              </text:list-item>
              <text:list-item>
                <text:p><text:span text:style-name="T7">Applicant: Well,in fact,I have,up till now-um-previous to my-this job which I’m at present doing,I did send about 150 applications and my present job that was the only interview I got and I was accepted there and I was given that job is a temporary job as you know.Job is going to finish next December-so I desperately need another job-I’ve already sent about 50 applicants but this my second interview.</text:span></text:p>
              </text:list-item>
              <text:list-item>
                <text:p><text:span text:style-name="T7">Interviewer: I see,thanks very much.Thanks Ma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ignificant Breakdowns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7">The applicant didn’t know how the applications work.</text:span></text:p>
              </text:list-item>
              <text:list-item>
                <text:p><text:span text:style-name="T7">Candidate frequently misinterpreted the interviewer’s question.Shows lack of shared knowledge.</text:span></text:p>
              </text:list-item>
              <text:list-item>
                <text:p><text:span text:style-name="T7">The interviewers made wrong inferences from the applicant’s answers.This happened due to two main reas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6:32:50.875637331</meta:creation-date>
    <dc:date>2018-04-05T00:27:52.207996528</dc:date>
    <meta:editing-duration>PT12M48S</meta:editing-duration>
    <meta:editing-cycles>3</meta:editing-cycles>
    <meta:generator>LibreOffice/5.1.6.2$Linux_x86 LibreOffice_project/10m0$Build-2</meta:generator>
    <meta:document-statistic meta:object-count="88"/>
  </office:meta>
</office:document-meta>
</file>